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B000004D3000002132173A68D.svm"/>
  <manifest:file-entry manifest:media-type="" manifest:full-path="Pictures/200000160000030F000001D43935F708.svm"/>
  <manifest:file-entry manifest:media-type="" manifest:full-path="Pictures/20000016000002F6000001D36AB80B44.svm"/>
  <manifest:file-entry manifest:media-type="" manifest:full-path="Pictures/200000390000071A0000021272609F3D.svm"/>
  <manifest:file-entry manifest:media-type="" manifest:full-path="Pictures/200000240000056E000001D47381C98A.svm"/>
  <manifest:file-entry manifest:media-type="" manifest:full-path="Pictures/2000002B000003FD000002129564427D.svm"/>
  <manifest:file-entry manifest:media-type="" manifest:full-path="Pictures/200000160000023F0000021264B3BCD8.svm"/>
  <manifest:file-entry manifest:media-type="" manifest:full-path="Pictures/20000016000002B2000001D303C053F2.svm"/>
  <manifest:file-entry manifest:media-type="" manifest:full-path="Pictures/20000016000001E4000002124F8D386E.svm"/>
  <manifest:file-entry manifest:media-type="" manifest:full-path="Pictures/200000240000048500000212DB72015C.svm"/>
  <manifest:file-entry manifest:media-type="" manifest:full-path="Pictures/20000016000001E1000002123D883372.svm"/>
  <manifest:file-entry manifest:media-type="" manifest:full-path="Pictures/2000002B0000040400000212F63525E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101cm" svg:stroke-color="#ff0000" draw:marker-start="" draw:marker-start-width="0.349cm" draw:marker-start-center="false" draw:marker-end="" draw:marker-end-width="0.349cm" draw:marker-end-center="false" draw:fill="none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09cm" fo:min-width="1.17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09cm" fo:min-width="3.0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Ultrafine_20_Dashed" svg:stroke-width="0.049cm" svg:stroke-color="#00008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Fine_20_Dashed_20__28_var_29_" svg:stroke-width="0.049cm" svg:stroke-color="#00008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Ultrafine_20_Dashed" svg:stroke-width="0cm" svg:stroke-color="#00008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26cm" fo:min-width="1.21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26cm" fo:min-width="3.1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Ultrafine_20_Dashed" svg:stroke-width="0.049cm" svg:stroke-color="#008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1cm" fo:min-width="1.1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1cm" fo:min-width="3.0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5cm" fo:min-width="1.81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33cm" fo:min-width="4.41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6cm" fo:min-width="0.14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6cm" fo:min-width="0.483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2" draw:style-name="gr1"><draw:line draw:style-name="gr2" draw:text-style-name="P1" svg:x1="3.988cm" svg:y1="7.789cm" svg:x2="12.714cm" svg:y2="7.789cm"><text:p/></draw:line><draw:line draw:style-name="gr2" draw:text-style-name="P1" svg:x1="3.988cm" svg:y1="7.789cm" svg:x2="3.988cm" svg:y2="1.39cm"><text:p/></draw:line><draw:path draw:style-name="gr3" draw:text-style-name="P1" svg:width="3.569cm" svg:height="1.023cm" draw:transform="skewX (0.540353936417342) rotate (1.05540059868077) translate (3.96677244931595cm 7.5282723704016cm)" svg:viewBox="0 0 3570 1024" svg:d="m0 25704c2378 3 3570 1024 3570 1024"><text:p/></draw:path><draw:path draw:style-name="gr3" draw:text-style-name="P1" svg:width="3.489cm" svg:height="2.326cm" svg:x="6.297cm" svg:y="3.134cm" svg:viewBox="0 0 3490 2327" svg:d="m0 2327c2618 0 3490-2327 3490-2327"><text:p/></draw:path><draw:line draw:style-name="gr4" draw:text-style-name="P1" svg:x1="5.151cm" svg:y1="7.789cm" svg:x2="5.159cm" svg:y2="5.99cm"><text:p/></draw:line><draw:line draw:style-name="gr4" draw:text-style-name="P1" svg:x1="5.141cm" svg:y1="5.969cm" svg:x2="3.967cm" svg:y2="5.969cm"><text:p/></draw:line><draw:line draw:style-name="gr4" draw:text-style-name="P1" svg:x1="9.241cm" svg:y1="4.009cm" svg:x2="9.241cm" svg:y2="7.741cm"><text:p/></draw:line><draw:line draw:style-name="gr4" draw:text-style-name="P1" svg:x1="9.048cm" svg:y1="4.027cm" svg:x2="4.025cm" svg:y2="4.027cm"><text:p/></draw:line><draw:frame draw:style-name="gr15" draw:text-style-name="P3" svg:width="1.684cm" svg:height="0.862cm" svg:x="10.721cm" svg:y="7.817cm"><draw:text-box><text:p text:style-name="P2"><text:span text:style-name="T1">Zeit t</text:span></text:p></draw:text-box></draw:frame><draw:frame draw:style-name="gr6" draw:text-style-name="P4" svg:width="0.563cm" svg:height="0.618cm" svg:x="9.037cm" svg:y="7.928cm"><draw:image xlink:href="Pictures/20000016000001E1000002123D883372.svm" xlink:type="simple" xlink:show="embed" xlink:actuate="onLoad"><text:p/></draw:image></draw:frame><draw:frame draw:style-name="gr6" draw:text-style-name="P4" svg:width="0.571cm" svg:height="0.62cm" svg:x="4.976cm" svg:y="7.983cm"><draw:image xlink:href="Pictures/20000016000001E4000002124F8D386E.svm" xlink:type="simple" xlink:show="embed" xlink:actuate="onLoad"><text:p/></draw:image></draw:frame><draw:frame draw:style-name="gr16" draw:text-style-name="P3" svg:width="3.571cm" svg:height="0.862cm" svg:x="2.408cm" svg:y="0.467cm"><draw:text-box><text:p text:style-name="P2"><text:span text:style-name="T1">Ort des Autos</text:span></text:p></draw:text-box></draw:frame><draw:frame draw:style-name="gr6" draw:text-style-name="P4" svg:width="1.204cm" svg:height="0.616cm" svg:x="2.706cm" svg:y="3.734cm"><draw:image xlink:href="Pictures/2000002B000003FD000002129564427D.svm" xlink:type="simple" xlink:show="embed" xlink:actuate="onLoad"><text:p/></draw:image></draw:frame><draw:frame draw:style-name="gr6" draw:text-style-name="P4" svg:width="1.218cm" svg:height="0.62cm" svg:x="2.666cm" svg:y="5.656cm"><draw:image xlink:href="Pictures/2000002B0000040400000212F63525E5.svm" xlink:type="simple" xlink:show="embed" xlink:actuate="onLoad"><text:p/></draw:image></draw:frame><draw:line draw:style-name="gr8" draw:text-style-name="P1" svg:x1="5.179cm" svg:y1="5.988cm" svg:x2="9.238cm" svg:y2="5.969cm"><text:p/></draw:line><draw:line draw:style-name="gr8" draw:text-style-name="P1" svg:x1="9.241cm" svg:y1="4.027cm" svg:x2="9.241cm" svg:y2="5.989cm"><text:p/></draw:line><draw:custom-shape draw:style-name="gr10" draw:text-style-name="P1" svg:width="0.308cm" svg:height="1.943cm" draw:transform="rotate (0.01745329251994) translate (9.81780555555556cm 4.01008333333333cm)"><text:p/><draw:enhanced-geometry svg:viewBox="0 0 21600 21600" draw:glue-points="0 0 0 21600 21600 10800" draw:text-areas="0 ?f9 7800 ?f10" draw:type="right-brace" draw:modifiers="1800 10690.1256732496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0.892cm" svg:height="0.548cm" svg:x="10.248cm" svg:y="4.697cm"><draw:image xlink:href="Pictures/20000016000002F6000001D36AB80B44.svm" xlink:type="simple" xlink:show="embed" xlink:actuate="onLoad"><text:p/></draw:image></draw:frame><draw:custom-shape draw:style-name="gr10" draw:text-style-name="P1" svg:width="0.32cm" svg:height="3.984cm" draw:transform="rotate (-1.56364047686261) translate (9.19691666666667cm 6.35076388888889cm)"><text:p/><draw:enhanced-geometry svg:viewBox="0 0 21600 21600" draw:mirror-horizontal="false" draw:glue-points="0 0 0 21600 21600 10800" draw:text-areas="0 ?f9 7800 ?f10" draw:type="right-brace" draw:modifiers="1800 10692.882147024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0.814cm" svg:height="0.549cm" svg:x="6.823cm" svg:y="6.695cm"><draw:image xlink:href="Pictures/20000016000002B2000001D303C053F2.svm" xlink:type="simple" xlink:show="embed" xlink:actuate="onLoad"><text:p/></draw:image></draw:frame></draw:g><draw:g text:anchor-type="paragraph" draw:z-index="0" draw:style-name="gr1"><draw:line draw:style-name="gr2" draw:text-style-name="P1" svg:x1="4.19cm" svg:y1="16.371cm" svg:x2="12.894cm" svg:y2="16.371cm"><text:p/></draw:line><draw:line draw:style-name="gr2" draw:text-style-name="P1" svg:x1="4.19cm" svg:y1="16.371cm" svg:x2="4.19cm" svg:y2="9.988cm"><text:p/></draw:line><draw:path draw:style-name="gr3" draw:text-style-name="P1" svg:width="3.558cm" svg:height="1.017cm" draw:transform="skewX (0.539481271791345) rotate (1.05452793405477) translate (4.16914505983456cm 16.1118472387944cm)" svg:viewBox="0 0 3559 1018" svg:d="m0 34538c2371 0 3559 1018 3559 1018"><text:p/></draw:path><draw:path draw:style-name="gr3" draw:text-style-name="P1" svg:width="3.48cm" svg:height="2.32cm" svg:x="6.491cm" svg:y="11.728cm" svg:viewBox="0 0 3481 2321" svg:d="m0 2321c2611 0 3481-2321 3481-2321"><text:p/></draw:path><draw:line draw:style-name="gr4" draw:text-style-name="P1" svg:x1="5.351cm" svg:y1="16.371cm" svg:x2="5.359cm" svg:y2="14.577cm"><text:p/></draw:line><draw:line draw:style-name="gr4" draw:text-style-name="P1" svg:x1="5.34cm" svg:y1="14.558cm" svg:x2="4.169cm" svg:y2="14.558cm"><text:p/></draw:line><draw:line draw:style-name="gr4" draw:text-style-name="P1" svg:x1="9.427cm" svg:y1="12.6cm" svg:x2="9.427cm" svg:y2="16.323cm"><text:p/></draw:line><draw:line draw:style-name="gr4" draw:text-style-name="P1" svg:x1="9.236cm" svg:y1="12.619cm" svg:x2="4.226cm" svg:y2="12.619cm"><text:p/></draw:line><draw:frame draw:style-name="gr5" draw:text-style-name="P3" svg:width="1.68cm" svg:height="0.86cm" svg:x="10.904cm" svg:y="16.397cm"><draw:text-box><text:p text:style-name="P2"><text:span text:style-name="T1">Zeit t</text:span></text:p></draw:text-box></draw:frame><draw:frame draw:style-name="gr6" draw:text-style-name="P4" svg:width="0.563cm" svg:height="0.616cm" svg:x="9.225cm" svg:y="16.508cm"><draw:image xlink:href="Pictures/20000016000001E1000002123D883372.svm" xlink:type="simple" xlink:show="embed" xlink:actuate="onLoad"><text:p/></draw:image></draw:frame><draw:frame draw:style-name="gr6" draw:text-style-name="P4" svg:width="0.565cm" svg:height="0.616cm" svg:x="5.177cm" svg:y="16.568cm"><draw:image xlink:href="Pictures/20000016000001E4000002124F8D386E.svm" xlink:type="simple" xlink:show="embed" xlink:actuate="onLoad"><text:p/></draw:image></draw:frame><draw:frame draw:style-name="gr7" draw:text-style-name="P3" svg:width="3.562cm" svg:height="0.86cm" svg:x="2.614cm" svg:y="9.068cm"><draw:text-box><text:p text:style-name="P2"><text:span text:style-name="T1">Ort des Autos</text:span></text:p></draw:text-box></draw:frame><draw:frame draw:style-name="gr6" draw:text-style-name="P4" svg:width="1.2cm" svg:height="0.616cm" svg:x="2.91cm" svg:y="12.326cm"><draw:image xlink:href="Pictures/2000002B000003FD000002129564427D.svm" xlink:type="simple" xlink:show="embed" xlink:actuate="onLoad"><text:p/></draw:image></draw:frame><draw:frame draw:style-name="gr6" draw:text-style-name="P4" svg:width="1.213cm" svg:height="0.618cm" svg:x="2.872cm" svg:y="14.245cm"><draw:image xlink:href="Pictures/2000002B0000040400000212F63525E5.svm" xlink:type="simple" xlink:show="embed" xlink:actuate="onLoad"><text:p/></draw:image></draw:frame><draw:line draw:style-name="gr8" draw:text-style-name="P1" svg:x1="5.378cm" svg:y1="14.577cm" svg:x2="9.427cm" svg:y2="14.558cm"><text:p/></draw:line><draw:line draw:style-name="gr8" draw:text-style-name="P1" svg:x1="9.427cm" svg:y1="12.619cm" svg:x2="9.427cm" svg:y2="14.576cm"><text:p/></draw:line><draw:line draw:style-name="gr9" draw:text-style-name="P1" svg:x1="4.342cm" svg:y1="15.038cm" svg:x2="12.21cm" svg:y2="11.353cm"><text:p/></draw:line><draw:custom-shape draw:style-name="gr10" draw:text-style-name="P1" svg:width="0.306cm" svg:height="1.939cm" draw:transform="rotate (0.01745329251994) translate (10.0047777777778cm 12.6012222222222cm)"><text:p/><draw:enhanced-geometry svg:viewBox="0 0 21600 21600" draw:glue-points="0 0 0 21600 21600 10800" draw:text-areas="0 ?f9 7800 ?f10" draw:type="right-brace" draw:modifiers="1800 10690.1256732496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0.888cm" svg:height="0.548cm" svg:x="10.435cm" svg:y="13.285cm"><draw:image xlink:href="Pictures/20000016000002F6000001D36AB80B44.svm" xlink:type="simple" xlink:show="embed" xlink:actuate="onLoad"><text:p/></draw:image></draw:frame><draw:custom-shape draw:style-name="gr10" draw:text-style-name="P1" svg:width="0.316cm" svg:height="3.975cm" draw:transform="rotate (-1.56364047686261) translate (9.38565277777778cm 14.9401388888889cm)"><text:p/><draw:enhanced-geometry svg:viewBox="0 0 21600 21600" draw:mirror-horizontal="false" draw:glue-points="0 0 0 21600 21600 10800" draw:text-areas="0 ?f9 7800 ?f10" draw:type="right-brace" draw:modifiers="1800 10692.882147024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0.812cm" svg:height="0.548cm" svg:x="7.018cm" svg:y="15.282cm"><draw:image xlink:href="Pictures/20000016000002B2000001D303C053F2.svm" xlink:type="simple" xlink:show="embed" xlink:actuate="onLoad"><text:p/></draw:image></draw:frame></draw:g><draw:g text:anchor-type="paragraph" draw:z-index="1" draw:style-name="gr1"><draw:g draw:style-name="gr11"><draw:line draw:style-name="gr2" draw:text-style-name="P1" svg:x1="4.346cm" svg:y1="24.722cm" svg:x2="13.234cm" svg:y2="24.722cm"><text:p/></draw:line><draw:line draw:style-name="gr2" draw:text-style-name="P1" svg:x1="4.346cm" svg:y1="24.722cm" svg:x2="4.346cm" svg:y2="18.204cm"><text:p/></draw:line><draw:path draw:style-name="gr3" draw:text-style-name="P1" svg:width="3.633cm" svg:height="1.039cm" draw:transform="skewX (0.539132205940947) rotate (1.05435340112958) translate (4.32473601643842cm 24.457386722671cm)" svg:viewBox="0 0 3634 1040" svg:d="m0 43055c2421 0 3634 1040 3634 1040"><text:p/></draw:path><draw:path draw:style-name="gr3" draw:text-style-name="P1" svg:width="3.554cm" svg:height="2.369cm" svg:x="6.695cm" svg:y="19.98cm" svg:viewBox="0 0 3555 2370" svg:d="m0 2370c2666 0 3555-2370 3555-2370"><text:p/></draw:path><draw:line draw:style-name="gr4" draw:text-style-name="P1" svg:x1="5.53cm" svg:y1="24.722cm" svg:x2="5.538cm" svg:y2="22.89cm"><text:p/></draw:line><draw:line draw:style-name="gr4" draw:text-style-name="P1" svg:x1="5.521cm" svg:y1="22.871cm" svg:x2="4.325cm" svg:y2="22.871cm"><text:p/></draw:line><draw:line draw:style-name="gr4" draw:text-style-name="P1" svg:x1="9.693cm" svg:y1="20.871cm" svg:x2="9.693cm" svg:y2="24.673cm"><text:p/></draw:line><draw:line draw:style-name="gr4" draw:text-style-name="P1" svg:x1="9.498cm" svg:y1="20.89cm" svg:x2="4.382cm" svg:y2="20.89cm"><text:p/></draw:line><draw:frame draw:style-name="gr12" draw:text-style-name="P3" svg:width="1.714cm" svg:height="0.877cm" svg:x="11.204cm" svg:y="24.751cm"><draw:text-box><text:p text:style-name="P2"><text:span text:style-name="T1">Zeit t</text:span></text:p></draw:text-box></draw:frame><draw:frame draw:style-name="gr6" draw:text-style-name="P4" svg:width="0.574cm" svg:height="0.629cm" svg:x="9.488cm" svg:y="24.864cm"><draw:image xlink:href="Pictures/20000016000001E1000002123D883372.svm" xlink:type="simple" xlink:show="embed" xlink:actuate="onLoad"><text:p/></draw:image></draw:frame><draw:frame draw:style-name="gr6" draw:text-style-name="P4" svg:width="0.576cm" svg:height="0.63cm" svg:x="5.354cm" svg:y="24.922cm"><draw:image xlink:href="Pictures/20000016000001E4000002124F8D386E.svm" xlink:type="simple" xlink:show="embed" xlink:actuate="onLoad"><text:p/></draw:image></draw:frame><draw:frame draw:style-name="gr13" draw:text-style-name="P3" svg:width="3.638cm" svg:height="0.877cm" svg:x="2.736cm" svg:y="17.265cm"><draw:text-box><text:p text:style-name="P2"><text:span text:style-name="T1">Ort des Autos</text:span></text:p></draw:text-box></draw:frame><draw:frame draw:style-name="gr6" draw:text-style-name="P4" svg:width="1.225cm" svg:height="0.63cm" svg:x="3.039cm" svg:y="20.592cm"><draw:image xlink:href="Pictures/2000002B000003FD000002129564427D.svm" xlink:type="simple" xlink:show="embed" xlink:actuate="onLoad"><text:p/></draw:image></draw:frame><draw:frame draw:style-name="gr6" draw:text-style-name="P4" svg:width="1.239cm" svg:height="0.632cm" svg:x="2.999cm" svg:y="22.551cm"><draw:image xlink:href="Pictures/2000002B0000040400000212F63525E5.svm" xlink:type="simple" xlink:show="embed" xlink:actuate="onLoad"><text:p/></draw:image></draw:frame><draw:line draw:style-name="gr8" draw:text-style-name="P1" svg:x1="5.559cm" svg:y1="22.89cm" svg:x2="9.694cm" svg:y2="22.871cm"><text:p/></draw:line><draw:line draw:style-name="gr8" draw:text-style-name="P1" svg:x1="9.693cm" svg:y1="20.892cm" svg:x2="9.693cm" svg:y2="22.89cm"><text:p/></draw:line><draw:line draw:style-name="gr9" draw:text-style-name="P1" svg:x1="4.5cm" svg:y1="23.36cm" svg:x2="12.535cm" svg:y2="19.598cm"><text:p/></draw:line><draw:custom-shape draw:style-name="gr10" draw:text-style-name="P1" svg:width="0.309cm" svg:height="1.982cm" draw:transform="rotate (0.01745329251994) translate (10.2852361111111cm 20.8720972222222cm)"><text:p/><draw:enhanced-geometry svg:viewBox="0 0 21600 21600" draw:glue-points="0 0 0 21600 21600 10800" draw:text-areas="0 ?f9 7800 ?f10" draw:type="right-brace" draw:modifiers="1800 10690.1256732496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0.906cm" svg:height="0.56cm" svg:x="10.723cm" svg:y="21.571cm"><draw:image xlink:href="Pictures/20000016000002F6000001D36AB80B44.svm" xlink:type="simple" xlink:show="embed" xlink:actuate="onLoad"><text:p/></draw:image></draw:frame><draw:custom-shape draw:style-name="gr10" draw:text-style-name="P1" svg:width="0.325cm" svg:height="4.058cm" draw:transform="rotate (-1.56364047686261) translate (9.652cm 23.2604027777778cm)"><text:p/><draw:enhanced-geometry svg:viewBox="0 0 21600 21600" draw:mirror-horizontal="false" draw:glue-points="0 0 0 21600 21600 10800" draw:text-areas="0 ?f9 7800 ?f10" draw:type="right-brace" draw:modifiers="1800 10692.882147024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0.83cm" svg:height="0.558cm" svg:x="7.234cm" svg:y="23.61cm"><draw:image xlink:href="Pictures/20000016000002B2000001D303C053F2.svm" xlink:type="simple" xlink:show="embed" xlink:actuate="onLoad"><text:p/></draw:image></draw:frame></draw:g><draw:line draw:style-name="gr14" draw:text-style-name="P1" svg:x1="4.46cm" svg:y1="23.987cm" svg:x2="10.261cm" svg:y2="18.461cm"><text:p/></draw:line></draw:g></text:p>
      <text:p text:style-name="Standard"/>
      <text:p text:style-name="Standard"/>
      <text:p text:style-name="Standard"><text:soft-page-break/></text:p>
      <text:p text:style-name="Standard"><draw:g text:anchor-type="paragraph" draw:z-index="3" draw:style-name="gr1"><draw:line draw:style-name="gr2" draw:text-style-name="P1" svg:x1="3.462cm" svg:y1="10.111cm" svg:x2="15.468cm" svg:y2="10.111cm"><text:p/></draw:line><draw:line draw:style-name="gr2" draw:text-style-name="P1" svg:x1="3.462cm" svg:y1="10.11cm" svg:x2="3.462cm" svg:y2="1.306cm"><text:p/></draw:line><draw:path draw:style-name="gr3" draw:text-style-name="P1" svg:width="4.91cm" svg:height="1.406cm" draw:transform="skewX (0.540353936417342) rotate (1.05505153283037) translate (3.43265282494644cm 9.75372996930659cm)" svg:viewBox="0 0 4911 1407" svg:d="m0 57242c3272 3 4911 1407 4911 1407"><text:p/></draw:path><draw:path draw:style-name="gr3" draw:text-style-name="P1" svg:width="4.801cm" svg:height="3.201cm" svg:x="6.636cm" svg:y="3.707cm" svg:viewBox="0 0 4802 3202" svg:d="m0 3202c3602 0 4802-3202 4802-3202"><text:p/></draw:path><draw:line draw:style-name="gr4" draw:text-style-name="P1" svg:x1="5.063cm" svg:y1="10.112cm" svg:x2="5.074cm" svg:y2="7.637cm"><text:p/></draw:line><draw:line draw:style-name="gr4" draw:text-style-name="P1" svg:x1="5.048cm" svg:y1="7.61cm" svg:x2="3.433cm" svg:y2="7.61cm"><text:p/></draw:line><draw:line draw:style-name="gr4" draw:text-style-name="P1" svg:x1="10.686cm" svg:y1="4.91cm" svg:x2="10.686cm" svg:y2="10.045cm"><text:p/></draw:line><draw:line draw:style-name="gr4" draw:text-style-name="P1" svg:x1="10.422cm" svg:y1="4.936cm" svg:x2="3.512cm" svg:y2="4.936cm"><text:p/></draw:line><draw:frame draw:style-name="gr17" draw:text-style-name="P3" svg:width="2.317cm" svg:height="1.186cm" svg:x="12.725cm" svg:y="10.151cm"><draw:text-box><text:p text:style-name="P2"><text:span text:style-name="T1">Zeit t</text:span></text:p></draw:text-box></draw:frame><draw:frame draw:style-name="gr6" draw:text-style-name="P4" svg:width="0.775cm" svg:height="0.849cm" svg:x="10.407cm" svg:y="10.305cm"><draw:image xlink:href="Pictures/20000016000001E1000002123D883372.svm" xlink:type="simple" xlink:show="embed" xlink:actuate="onLoad"><text:p/></draw:image></draw:frame><draw:frame draw:style-name="gr6" draw:text-style-name="P4" svg:width="0.786cm" svg:height="0.853cm" svg:x="4.821cm" svg:y="10.379cm"><draw:image xlink:href="Pictures/20000016000001E4000002124F8D386E.svm" xlink:type="simple" xlink:show="embed" xlink:actuate="onLoad"><text:p/></draw:image></draw:frame><draw:frame draw:style-name="gr18" draw:text-style-name="P3" svg:width="4.913cm" svg:height="1.184cm" svg:x="1.288cm" svg:y="0.039cm"><draw:text-box><text:p text:style-name="P2"><text:span text:style-name="T1">Ort des Autos</text:span></text:p></draw:text-box></draw:frame><draw:frame draw:style-name="gr6" draw:text-style-name="P4" svg:width="1.655cm" svg:height="0.847cm" svg:x="1.699cm" svg:y="4.533cm"><draw:image xlink:href="Pictures/2000002B000003FD000002129564427D.svm" xlink:type="simple" xlink:show="embed" xlink:actuate="onLoad"><text:p/></draw:image></draw:frame><draw:frame draw:style-name="gr6" draw:text-style-name="P4" svg:width="1.675cm" svg:height="0.853cm" svg:x="1.643cm" svg:y="7.179cm"><draw:image xlink:href="Pictures/2000002B0000040400000212F63525E5.svm" xlink:type="simple" xlink:show="embed" xlink:actuate="onLoad"><text:p/></draw:image></draw:frame><draw:line draw:style-name="gr8" draw:text-style-name="P1" svg:x1="5.103cm" svg:y1="7.636cm" svg:x2="10.688cm" svg:y2="7.61cm"><text:p/></draw:line><draw:line draw:style-name="gr8" draw:text-style-name="P1" svg:x1="10.686cm" svg:y1="4.937cm" svg:x2="10.686cm" svg:y2="7.636cm"><text:p/></draw:line><draw:custom-shape draw:style-name="gr10" draw:text-style-name="P1" svg:width="0.422cm" svg:height="2.673cm" draw:transform="rotate (0.01745329251994) translate (11.4829166666667cm 4.91419444444444cm)"><text:p/><draw:enhanced-geometry svg:viewBox="0 0 21600 21600" draw:glue-points="0 0 0 21600 21600 10800" draw:text-areas="0 ?f9 7800 ?f10" draw:type="right-brace" draw:modifiers="1800 10690.1256732496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1.225cm" svg:height="0.754cm" svg:x="12.076cm" svg:y="5.858cm"><draw:image xlink:href="Pictures/20000016000002F6000001D36AB80B44.svm" xlink:type="simple" xlink:show="embed" xlink:actuate="onLoad"><text:p/></draw:image></draw:frame><draw:custom-shape draw:style-name="gr10" draw:text-style-name="P1" svg:width="0.44cm" svg:height="5.479cm" draw:transform="rotate (-1.56364047686261) translate (10.6256666666667cm 8.13681944444445cm)"><text:p/><draw:enhanced-geometry svg:viewBox="0 0 21600 21600" draw:mirror-horizontal="false" draw:glue-points="0 0 0 21600 21600 10800" draw:text-areas="0 ?f9 7800 ?f10" draw:type="right-brace" draw:modifiers="1800 10692.882147024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1.119cm" svg:height="0.756cm" svg:x="7.363cm" svg:y="8.608cm"><draw:image xlink:href="Pictures/20000016000002B2000001D303C053F2.svm" xlink:type="simple" xlink:show="embed" xlink:actuate="onLoad"><text:p/></draw:image></draw:frame></draw:g></text:p>
      <text:p text:style-name="Standard"><draw:g text:anchor-type="char" draw:z-index="4" draw:style-name="gr19"><draw:line draw:style-name="gr2" draw:text-style-name="P1" svg:x1="3.603cm" svg:y1="10.186cm" svg:x2="15.609cm" svg:y2="10.186cm"><text:p/></draw:line><draw:line draw:style-name="gr2" draw:text-style-name="P1" svg:x1="3.603cm" svg:y1="10.186cm" svg:x2="3.603cm" svg:y2="1.382cm"><text:p/></draw:line><draw:path draw:style-name="gr3" draw:text-style-name="P1" svg:width="4.91cm" svg:height="1.405cm" draw:transform="skewX (0.540179403492143) rotate (1.05470246697997) translate (3.57591135547882cm 9.82916450760688cm)" svg:viewBox="0 0 4911 1406" svg:d="m0 69260c3271 2 4911 1406 4911 1406"><text:p/></draw:path><draw:path draw:style-name="gr3" draw:text-style-name="P1" svg:width="4.801cm" svg:height="3.201cm" svg:x="6.778cm" svg:y="3.781cm" svg:viewBox="0 0 4802 3202" svg:d="m0 3202c3602 0 4802-3202 4802-3202"><text:p/></draw:path><draw:line draw:style-name="gr4" draw:text-style-name="P1" svg:x1="5.205cm" svg:y1="10.187cm" svg:x2="5.216cm" svg:y2="7.712cm"><text:p/></draw:line><draw:line draw:style-name="gr4" draw:text-style-name="P1" svg:x1="5.191cm" svg:y1="7.685cm" svg:x2="3.576cm" svg:y2="7.685cm"><text:p/></draw:line><draw:line draw:style-name="gr4" draw:text-style-name="P1" svg:x1="10.828cm" svg:y1="4.985cm" svg:x2="10.828cm" svg:y2="10.12cm"><text:p/></draw:line><draw:line draw:style-name="gr4" draw:text-style-name="P1" svg:x1="10.564cm" svg:y1="5.011cm" svg:x2="3.653cm" svg:y2="5.011cm"><text:p/></draw:line><draw:frame draw:style-name="gr20" draw:text-style-name="P3" svg:width="0.69cm" svg:height="0.756cm" svg:x="15.621cm" svg:y="9.645cm"><draw:text-box><text:p text:style-name="P2"><text:span text:style-name="T1">x</text:span></text:p></draw:text-box></draw:frame><draw:frame draw:style-name="gr6" draw:text-style-name="P4" svg:width="1.872cm" svg:height="0.851cm" svg:x="9.862cm" svg:y="10.405cm"><draw:image xlink:href="Pictures/200000240000048500000212DB72015C.svm" xlink:type="simple" xlink:show="embed" xlink:actuate="onLoad"><text:p/></draw:image></draw:frame><draw:frame draw:style-name="gr6" draw:text-style-name="P4" svg:width="0.93cm" svg:height="0.851cm" svg:x="4.964cm" svg:y="10.456cm"><draw:image xlink:href="Pictures/200000160000023F0000021264B3BCD8.svm" xlink:type="simple" xlink:show="embed" xlink:actuate="onLoad"><text:p/></draw:image></draw:frame><draw:frame draw:style-name="gr6" draw:text-style-name="P4" svg:width="2.952cm" svg:height="0.853cm" svg:x="0.436cm" svg:y="4.685cm"><draw:image xlink:href="Pictures/200000390000071A0000021272609F3D.svm" xlink:type="simple" xlink:show="embed" xlink:actuate="onLoad"><text:p/></draw:image></draw:frame><draw:frame draw:style-name="gr6" draw:text-style-name="P4" svg:width="2.01cm" svg:height="0.851cm" svg:x="1.309cm" svg:y="7.28cm"><draw:image xlink:href="Pictures/2000002B000004D3000002132173A68D.svm" xlink:type="simple" xlink:show="embed" xlink:actuate="onLoad"><text:p/></draw:image></draw:frame><draw:line draw:style-name="gr8" draw:text-style-name="P1" svg:x1="5.243cm" svg:y1="7.711cm" svg:x2="10.828cm" svg:y2="7.685cm"><text:p/></draw:line><draw:line draw:style-name="gr8" draw:text-style-name="P1" svg:x1="10.828cm" svg:y1="5.012cm" svg:x2="10.828cm" svg:y2="7.711cm"><text:p/></draw:line><draw:custom-shape draw:style-name="gr10" draw:text-style-name="P1" svg:width="0.422cm" svg:height="2.675cm" draw:transform="rotate (0.01745329251994) translate (11.6240277777778cm 4.98827777777778cm)"><text:p/><draw:enhanced-geometry svg:viewBox="0 0 21600 21600" draw:glue-points="0 0 0 21600 21600 10800" draw:text-areas="0 ?f9 7800 ?f10" draw:type="right-brace" draw:modifiers="1800 10690.1256732496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1.28cm" svg:height="0.754cm" svg:x="12.219cm" svg:y="5.932cm"><draw:image xlink:href="Pictures/200000160000030F000001D43935F708.svm" xlink:type="simple" xlink:show="embed" xlink:actuate="onLoad"><text:p/></draw:image></draw:frame><draw:custom-shape draw:style-name="gr10" draw:text-style-name="P1" svg:width="0.44cm" svg:height="5.479cm" draw:transform="rotate (-1.56364047686261) translate (10.7703055555556cm 8.21090277777778cm)"><text:p/><draw:enhanced-geometry svg:viewBox="0 0 21600 21600" draw:mirror-horizontal="false" draw:glue-points="0 0 0 21600 21600 10800" draw:text-areas="0 ?f9 7800 ?f10" draw:type="right-brace" draw:modifiers="1800 10692.8821470245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4" svg:width="2.25cm" svg:height="0.754cm" svg:x="7.056cm" svg:y="8.765cm"><draw:image xlink:href="Pictures/200000240000056E000001D47381C98A.svm" xlink:type="simple" xlink:show="embed" xlink:actuate="onLoad"><text:p/></draw:image></draw:frame><draw:frame draw:style-name="gr21" draw:text-style-name="P3" svg:width="1.061cm" svg:height="0.756cm" svg:x="2.808cm" svg:y="0.194cm"><draw:text-box><text:p text:style-name="P2"><text:span text:style-name="T1">f(x)</text:span></text:p></draw:text-box></draw:frame></draw:g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9-15T22:26:24</meta:creation-date>
    <dc:date>2010-09-16T07:31:48.57</dc:date>
    <meta:editing-duration>PT00H46M43S</meta:editing-duration>
    <meta:editing-cycles>3</meta:editing-cycles>
    <meta:generator>OpenOffice.org/3.1$Win32 OpenOffice.org_project/310m11$Build-9399</meta:generator>
    <meta:printed-by>Ernst-Sigle-Gymnasium Ernst-Sigle-Gymnasium</meta:printed-by>
    <meta:print-date>2010-09-16T07:31:11.15</meta:print-date>
    <meta:document-statistic meta:table-count="0" meta:image-count="0" meta:object-count="0" meta:page-count="3" meta:paragraph-count="0" meta:word-count="0" meta:character-count="0"/>
    <dc:creator>Ernst-Sigle-Gymnasium Ernst-Sigle-Gymnasium</dc:creator>
  </office:meta>
</office:document-meta>
</file>